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b4dba" officeooo:paragraph-rsid="001b4dba"/>
    </style:style>
    <style:style style:name="P2" style:family="paragraph" style:parent-style-name="Standard">
      <style:text-properties style:text-underline-style="solid" style:text-underline-width="auto" style:text-underline-color="font-color" officeooo:rsid="0019ef5d" officeooo:paragraph-rsid="0028ca7e"/>
    </style:style>
    <style:style style:name="P3" style:family="paragraph" style:parent-style-name="Standard">
      <style:text-properties style:text-underline-style="none" officeooo:rsid="001b4dba" officeooo:paragraph-rsid="001b4dba"/>
    </style:style>
    <style:style style:name="P4" style:family="paragraph" style:parent-style-name="Standard">
      <style:text-properties style:text-underline-style="none" officeooo:rsid="001bdbe5" officeooo:paragraph-rsid="001bdbe5"/>
    </style:style>
    <style:style style:name="P5" style:family="paragraph" style:parent-style-name="Standard">
      <style:text-properties style:text-underline-style="none" officeooo:rsid="001bdbe5" officeooo:paragraph-rsid="002498a5"/>
    </style:style>
    <style:style style:name="P6" style:family="paragraph" style:parent-style-name="Standard">
      <style:text-properties style:text-underline-style="none" officeooo:rsid="001ac5ed" officeooo:paragraph-rsid="00273159"/>
    </style:style>
    <style:style style:name="P7" style:family="paragraph" style:parent-style-name="Standard">
      <style:text-properties style:text-underline-style="none" officeooo:rsid="0028ca7e" officeooo:paragraph-rsid="0028ca7e"/>
    </style:style>
    <style:style style:name="P8" style:family="paragraph" style:parent-style-name="Standard">
      <style:text-properties officeooo:rsid="0019ef5d" officeooo:paragraph-rsid="00273159"/>
    </style:style>
    <style:style style:name="P9" style:family="paragraph" style:parent-style-name="Standard">
      <style:text-properties officeooo:rsid="001ac5ed" officeooo:paragraph-rsid="00273159"/>
    </style:style>
    <style:style style:name="T1" style:family="text">
      <style:text-properties officeooo:rsid="001b4dba"/>
    </style:style>
    <style:style style:name="T2" style:family="text">
      <style:text-properties officeooo:rsid="001ee819"/>
    </style:style>
    <style:style style:name="T3" style:family="text">
      <style:text-properties officeooo:rsid="00205210"/>
    </style:style>
    <style:style style:name="T4" style:family="text">
      <style:text-properties officeooo:rsid="00221d6d"/>
    </style:style>
    <style:style style:name="T5" style:family="text">
      <style:text-properties officeooo:rsid="0022ce6c"/>
    </style:style>
    <style:style style:name="T6" style:family="text">
      <style:text-properties officeooo:rsid="00249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vailability Schedule for CS 315 Final Project</text:p>
      <text:p text:style-name="P8"/>
      <text:p text:style-name="P2">Andrew Hamilton</text:p>
      <text:p text:style-name="P8">Sunday – Afternoon, 1:00 pm – 4:00 pm</text:p>
      <text:p text:style-name="P8"/>
      <text:p text:style-name="P8">Monday – After 4:00 pm</text:p>
      <text:p text:style-name="P8"/>
      <text:p text:style-name="P8">Tuesday – Before class, 8:00 am – 11:00 am, After class until 1:00 pm</text:p>
      <text:p text:style-name="P8"/>
      <text:p text:style-name="P8">Wednesday – After 8:00 pm</text:p>
      <text:p text:style-name="P8"/>
      <text:p text:style-name="P8">Thursday - Before class, 8:00 am – 11:00 am, After class until 1:00 pm</text:p>
      <text:p text:style-name="P8"/>
      <text:p text:style-name="P9">Friday – After 4:00 pm</text:p>
      <text:p text:style-name="P9"/>
      <text:p text:style-name="P6">Satuday – All day</text:p>
      <text:p text:style-name="P1"/>
      <text:p text:style-name="P1"/>
      <text:p text:style-name="P1"/>
      <text:p text:style-name="P1">Kyle Kurzhal</text:p>
      <text:p text:style-name="P7">Sunday: 1-10pm</text:p>
      <text:p text:style-name="P3"/>
      <text:p text:style-name="P3">Monday: <text:s/><text:span text:style-name="T3">9-10 am, 11am-1pm, 4-10 pm</text:span></text:p>
      <text:p text:style-name="P3"/>
      <text:p text:style-name="P3">Tuesday: <text:span text:style-name="T4">8-11 am, 7-10 pm</text:span></text:p>
      <text:p text:style-name="P4"/>
      <text:p text:style-name="P4">Wednesday: <text:s/><text:span text:style-name="T5">9-10 am, 11am-12pm, 6:30-10:00 pm</text:span></text:p>
      <text:p text:style-name="P5"/>
      <text:p text:style-name="P5">Thursday:<text:span text:style-name="T1"> <text:s/>8-11 am, 7-10 pm</text:span></text:p>
      <text:p text:style-name="P4"/>
      <text:p text:style-name="P4">Friday: <text:s/><text:span text:style-name="T6">9-10 am, 11am-1:30pm, 8-</text:span>10pm</text:p>
      <text:p text:style-name="P4"/>
      <text:p text:style-name="P4">Saturday: <text:s/><text:span text:style-name="T2">4-10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6S</meta:editing-duration>
    <meta:editing-cycles>16</meta:editing-cycles>
    <meta:generator>LibreOffice/4.2.3.3$Linux_X86_64 LibreOffice_project/420m0$Build-3</meta:generator>
    <dc:date>2014-04-18T23:29:58.755366821</dc:date>
    <dc:creator>Kyle </dc:creator>
    <meta:document-statistic meta:table-count="0" meta:image-count="0" meta:object-count="0" meta:page-count="1" meta:paragraph-count="17" meta:word-count="88" meta:character-count="535" meta:non-whitespace-character-count="450"/>
    <meta:user-defined meta:name="Info 1"/>
    <meta:user-defined meta:name="Info 2"/>
    <meta:user-defined meta:name="Info 3"/>
    <meta:user-defined meta:name="Info 4"/>
  </office:meta>
</office:document-meta>
</file>